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495" officeooo:paragraph-rsid="0015a495" style:font-weight-asian="bold" style:font-weight-complex="bold"/>
    </style:style>
    <style:style style:name="P2" style:family="paragraph" style:parent-style-name="Standard">
      <style:text-properties fo:font-size="15pt" fo:font-weight="bold" officeooo:rsid="0015a495" officeooo:paragraph-rsid="0015a495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paragraph-rsid="0015a495"/>
    </style:style>
    <style:style style:name="P4" style:family="paragraph" style:parent-style-name="Standard" style:list-style-name="L1">
      <style:text-properties fo:font-weight="normal" officeooo:rsid="0015a495" officeooo:paragraph-rsid="0015a495" style:font-weight-asian="normal" style:font-weight-complex="normal"/>
    </style:style>
    <style:style style:name="T1" style:family="text">
      <style:text-properties fo:font-weight="bold" officeooo:rsid="0015a495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:</text:p>
      <text:p text:style-name="P2"/>
      <text:list xml:id="list730595555" text:style-name="L1">
        <text:list-item>
          <text:p text:style-name="P3"><text:span text:style-name="T1">Draw Dependency Diagram:</text:span></text:p>
          <text:list>
            <text:list-item>
              <text:p text:style-name="P4">Convert blocks to classes</text:p>
            </text:list-item>
            <text:list-item>
              <text:p text:style-name="P4">Convert passing data types to structures</text:p>
            </text:list-item>
            <text:list-item>
              <text:p text:style-name="P4">Fill classes by functions on arrows</text:p>
            </text:list-item>
            <text:list-item>
              <text:p text:style-name="P4">Extract superclasses for classes and structures, where applicable</text:p>
            </text:list-item>
            <text:list-item>
              <text:p text:style-name="P4">Draw lines of dependencies and inheritance</text:p>
            </text:list-item>
            <text:list-item>
              <text:p text:style-name="P4">Separate wrappers from blocks, where needed</text:p>
            </text:list-item>
            <text:list-item>
              <text:p text:style-name="P4">Invert dependencies</text:p>
            </text:list-item>
            <text:list-item>
              <text:p text:style-name="P4">Split GUI classes to MVC combinations, invent methods and dependencies</text:p>
            </text:list-item>
            <text:list-item>
              <text:p text:style-name="P4">Order by layers</text:p>
            </text:list-item>
            <text:list-item>
              <text:p text:style-name="P4">Check dependencies’ direction</text:p>
            </text:list-item>
            <text:list-item>
              <text:p text:style-name="P4">Beautify</text:p>
            </text:list-item>
          </text:list>
        </text:list-item>
      </text:list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2:32:19.678629393</meta:creation-date>
    <dc:date>2024-10-30T22:37:04.075060954</dc:date>
    <meta:editing-duration>PT4M45S</meta:editing-duration>
    <meta:editing-cycles>1</meta:editing-cycles>
    <meta:document-statistic meta:table-count="0" meta:image-count="0" meta:object-count="0" meta:page-count="1" meta:paragraph-count="14" meta:word-count="71" meta:character-count="447" meta:non-whitespace-character-count="400"/>
    <meta:generator>LibreOffice/7.3.7.2$Linux_X86_64 LibreOffice_project/30$Build-2</meta:generator>
  </office:meta>
</office:document-meta>
</file>